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5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u champs</text:p>
          </table:table-cell>
          <table:table-cell office:value-type="string" calcext:value-type="string">
            <text:p>Type de données</text:p>
          </table:table-cell>
          <table:table-cell office:value-type="string" calcext:value-type="string">
            <text:p>Définition du champ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_user</text:p>
          </table:table-cell>
          <table:table-cell office:value-type="string" calcext:value-type="string">
            <text:p>Alpha numérique</text:p>
          </table:table-cell>
          <table:table-cell office:value-type="string" calcext:value-type="string">
            <text:p>email de l’utilisateur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dp_user</text:p>
          </table:table-cell>
          <table:table-cell office:value-type="string" calcext:value-type="string">
            <text:p>Alpha numérique</text:p>
          </table:table-cell>
          <table:table-cell office:value-type="string" calcext:value-type="string">
            <text:p>mot de passe de l’utilisateu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id_ro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rôle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ame_ro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rô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id_bed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lit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idOccupied_b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ccupé ou pas 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d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e la chambre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no_bedroo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la chamb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id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firstname_patient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prénom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Birth_pati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sexe_patient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sex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tel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téléphon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nosecu_pat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éro de sécurité sociale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Arrivee_pati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et heure d’arrivée du patien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dateSortie_patien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et heure de sortie du pati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id_servi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d du service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om_service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m du 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7:47:26.6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0:23:28.671000000</meta:creation-date>
    <dc:date>2024-03-25T17:49:55.636000000</dc:date>
    <meta:editing-duration>PT39M2S</meta:editing-duration>
    <meta:editing-cycles>9</meta:editing-cycles>
    <meta:generator>LibreOffice/7.6.5.2$Windows_X86_64 LibreOffice_project/38d5f62f85355c192ef5f1dd47c5c0c0c6d6598b</meta:generator>
    <meta:document-statistic meta:table-count="1" meta:cell-count="84" meta:object-count="0"/>
  </office:meta>
</office:document-meta>
</file>